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46e43b"/>
    </style:style>
    <style:style style:name="P3" style:family="paragraph" style:parent-style-name="Standard">
      <style:text-properties style:font-name="Liberation Serif" officeooo:rsid="0046e43b" officeooo:paragraph-rsid="0046e43b"/>
    </style:style>
    <style:style style:name="P4" style:family="paragraph" style:parent-style-name="Standard">
      <style:paragraph-properties fo:text-align="justify" style:justify-single-word="false"/>
      <style:text-properties style:font-name="Liberation Serif" officeooo:rsid="0046e43b" officeooo:paragraph-rsid="0046e43b"/>
    </style:style>
    <style:style style:name="P5" style:family="paragraph" style:parent-style-name="Standard">
      <style:paragraph-properties fo:text-align="justify" style:justify-single-word="false"/>
      <style:text-properties style:font-name="Liberation Serif" officeooo:rsid="0046e43b" officeooo:paragraph-rsid="004a61fd"/>
    </style:style>
    <style:style style:name="P6" style:family="paragraph" style:parent-style-name="Standard">
      <style:text-properties style:font-name="Liberation Serif" officeooo:rsid="0046e43b" officeooo:paragraph-rsid="004a61fd"/>
    </style:style>
    <style:style style:name="P7" style:family="paragraph" style:parent-style-name="Standard">
      <style:paragraph-properties fo:text-align="justify" style:justify-single-word="false"/>
      <style:text-properties style:font-name="Liberation Serif" officeooo:paragraph-rsid="0046e43b"/>
    </style:style>
    <style:style style:name="P8" style:family="paragraph" style:parent-style-name="Standard">
      <style:paragraph-properties fo:text-align="justify" style:justify-single-word="false"/>
      <style:text-properties style:font-name="Liberation Serif" officeooo:paragraph-rsid="004e9afd"/>
    </style:style>
    <style:style style:name="P9" style:family="paragraph" style:parent-style-name="Standard">
      <style:paragraph-properties fo:text-align="justify" style:justify-single-word="false"/>
      <style:text-properties style:font-name="Liberation Serif" officeooo:paragraph-rsid="00597761"/>
    </style:style>
    <style:style style:name="P10" style:family="paragraph" style:parent-style-name="Standard">
      <style:text-properties style:font-name="Liberation Serif" officeooo:rsid="004a61fd"/>
    </style:style>
    <style:style style:name="P11" style:family="paragraph" style:parent-style-name="Standard">
      <style:text-properties style:font-name="Liberation Serif" officeooo:paragraph-rsid="004a61fd"/>
    </style:style>
    <style:style style:name="P12" style:family="paragraph" style:parent-style-name="Standard">
      <style:text-properties style:font-name="Liberation Serif" officeooo:paragraph-rsid="004a7cd3"/>
    </style:style>
    <style:style style:name="P13" style:family="paragraph" style:parent-style-name="Standard">
      <style:paragraph-properties fo:text-align="justify" style:justify-single-word="false"/>
      <style:text-properties style:font-name="Liberation Serif" officeooo:rsid="004be2a6" officeooo:paragraph-rsid="004be2a6"/>
    </style:style>
    <style:style style:name="P14" style:family="paragraph" style:parent-style-name="Standard">
      <style:text-properties style:font-name="Liberation Serif" officeooo:paragraph-rsid="004e9afd"/>
    </style:style>
    <style:style style:name="P15" style:family="paragraph" style:parent-style-name="Standard">
      <style:paragraph-properties fo:text-align="justify" style:justify-single-word="false"/>
      <style:text-properties officeooo:paragraph-rsid="0046e43b"/>
    </style:style>
    <style:style style:name="P16" style:family="paragraph" style:parent-style-name="Standard">
      <style:paragraph-properties fo:text-align="justify" style:justify-single-word="false"/>
      <style:text-properties style:font-name="Liberation Serif" officeooo:rsid="004be2a6" officeooo:paragraph-rsid="005e93b8"/>
    </style:style>
    <style:style style:name="P17" style:family="paragraph" style:parent-style-name="Standard">
      <style:paragraph-properties fo:text-align="justify" style:justify-single-word="false"/>
      <style:text-properties style:font-name="Liberation Serif" officeooo:paragraph-rsid="004be2a6"/>
    </style:style>
    <style:style style:name="P18" style:family="paragraph" style:parent-style-name="Standard">
      <style:paragraph-properties fo:text-align="justify" style:justify-single-word="false"/>
      <style:text-properties style:font-name="Liberation Serif" officeooo:paragraph-rsid="005fe422"/>
    </style:style>
    <style:style style:name="P19" style:family="paragraph" style:parent-style-name="Standard">
      <style:paragraph-properties fo:text-align="justify" style:justify-single-word="false"/>
      <style:text-properties style:font-name="Liberation Serif" officeooo:paragraph-rsid="0060a292"/>
    </style:style>
    <style:style style:name="P20" style:family="paragraph" style:parent-style-name="Standard">
      <style:paragraph-properties fo:text-align="justify" style:justify-single-word="false"/>
      <style:text-properties style:font-name="Liberation Serif" officeooo:paragraph-rsid="00611ccc"/>
    </style:style>
    <style:style style:name="P21" style:family="paragraph" style:parent-style-name="Standard">
      <style:text-properties style:font-name="Liberation Serif" officeooo:paragraph-rsid="004a61fd"/>
    </style:style>
    <style:style style:name="T1" style:family="text">
      <style:text-properties officeooo:rsid="0046e43b"/>
    </style:style>
    <style:style style:name="T2" style:family="text">
      <style:text-properties fo:color="#000000" loext:opacity="100%"/>
    </style:style>
    <style:style style:name="T3" style:family="text">
      <style:text-properties fo:color="#000000" loext:opacity="100%" officeooo:rsid="005fe422"/>
    </style:style>
    <style:style style:name="T4" style:family="text">
      <style:text-properties fo:color="#000000" loext:opacity="100%" officeooo:rsid="0060a292"/>
    </style:style>
    <style:style style:name="T5" style:family="text">
      <style:text-properties officeooo:rsid="004a61fd"/>
    </style:style>
    <style:style style:name="T6" style:family="text">
      <style:text-properties officeooo:rsid="004a7cd3"/>
    </style:style>
    <style:style style:name="T7" style:family="text">
      <style:text-properties officeooo:rsid="004b2862"/>
    </style:style>
    <style:style style:name="T8" style:family="text">
      <style:text-properties officeooo:rsid="004be2a6"/>
    </style:style>
    <style:style style:name="T9" style:family="text">
      <style:text-properties officeooo:rsid="004d601a"/>
    </style:style>
    <style:style style:name="T10" style:family="text">
      <style:text-properties officeooo:rsid="00587772"/>
    </style:style>
    <style:style style:name="T11" style:family="text">
      <style:text-properties officeooo:rsid="00597761"/>
    </style:style>
    <style:style style:name="T12" style:family="text">
      <style:text-properties officeooo:rsid="005e93b8"/>
    </style:style>
    <style:style style:name="T13" style:family="text">
      <style:text-properties officeooo:rsid="005f28bb"/>
    </style:style>
    <style:style style:name="T14" style:family="text">
      <style:text-properties officeooo:rsid="00609425"/>
    </style:style>
    <style:style style:name="T15" style:family="text">
      <style:text-properties officeooo:rsid="0060a292"/>
    </style:style>
    <style:style style:name="T16" style:family="text">
      <style:text-properties officeooo:rsid="00611c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 "</text:p>
      <text:p text:style-name="P1">output: pdf_document</text:p>
      <text:p text:style-name="P1">header-includes:</text:p>
      <text:p text:style-name="P1"><text:s text:c="2"/>- \usepackage{float}</text:p>
      <text:p text:style-name="P1"><text:s text:c="2"/>- \usepackage{sectsty}</text:p>
      <text:p text:style-name="P1">---</text:p>
      <text:p text:style-name="P1"># Introduction</text:p>
      <text:p text:style-name="P1"/>
      <text:p text:style-name="P6">## From the Central Dogma of Molecular Biology to Omics and Systems Biology</text:p>
      <text:p text:style-name="P12"><text:span text:style-name="T6">Before understanding the underlying principle biological systems undergo </text:span><text:span text:style-name="T7">and the initial exploration of molecular biology, the processes of live were roughly inferred and not </text:span><text:span text:style-name="T8">well</text:span><text:span text:style-name="T7"> understood. </text:span>The central dogma of molecular biology serves as the cornerstone of biological processes, providing a framework for understanding how genetic information is <text:span text:style-name="T5">converted</text:span> into functional proteins. This <text:span text:style-name="T7">framework consists of two major </text:span>process<text:span text:style-name="T7">es, which</text:span> involve transcription, converting DNA into RNA, and translation, converting RNA into functional proteins. <text:span text:style-name="T7">In between those processes regulation takes base on a molecular level, by altering structure with chemical adaptations. The regulation is undertaken to provide biological organisms with an highly efficient output of their <text:s/>genetic products called proteins. </text:span>Crick's formulation of the central dogma has guided research in molecular biology for over 60 years <text:span text:style-name="T5">\citep{</text:span>Cobb, 2017<text:span text:style-name="T5">}</text:span>. Over the past six decades, researchers have explored various aspects of this principle, collectively referred to as omics, to comprehensively analyze biomolecules in diverse contexts. Omics research has emerged as a<text:span text:style-name="T7">n</text:span> approach for comprehensively studying biomolecules and their interactions within biological systems. Omics encompasses various fields, including genomics, transcriptomics, proteomics, metabolomics, and others, each focusing on a specific class of biomolecules. By analyzing multiple omics layers, researchers can gain a holistic view of biological processes, uncover regulatory mechanisms, and identify key players in complex biological networks <text:span text:style-name="T7">with</text:span> computational methods. Systems biology takes a quantitative approach to investigate the interactions, dynamics, and emergent properties of biomolecular networks. <text:span text:style-name="T5">Imagining biological systems as complex, multi-layer networks, the ensemble of proteins, known as the proteome, plays a c</text:span><text:span text:style-name="T7">ritical</text:span><text:span text:style-name="T5"> role in this interactive structure </text:span><text:span text:style-name="T7">with many functions such as structural integrity, catalyzing chemical reaction and </text:span><text:span text:style-name="T8">regulation of cellular funcitons.</text:span></text:p>
      <text:p text:style-name="P10"/>
      <text:p text:style-name="P11">## Proteomics</text:p>
      <text:p text:style-name="P14"><text:span text:style-name="T8">The central dogma of molecular biology offers insights not only at the level of individual terms but also provides a hierarchical understanding of biology. Hierarchical organization is the underlying principle in all topics of biology. Proteins exhibit hierarchical structures that contribute to their functionality. At the primary structure level, proteins are composed of smaller building blocks called amino acids. </text:span><text:span text:style-name="T9">Combining</text:span><text:span text:style-name="T8"> the</text:span><text:span text:style-name="T9">m</text:span><text:span text:style-name="T8"> </text:span><text:span text:style-name="T9">results </text:span><text:span text:style-name="T8">in the protein </text:span><text:span text:style-name="T9">secondary structure such as alpha helix and beta sheet.</text:span><text:span text:style-name="T8"> These secondary structures further assemble to create higher-order tertiary structures, which represent specific domains within the protein. Finally, the quaternary structure describes the functional state of the protein as a whole at a given time. By studying the proteome, which encompasses all the proteins present in a biological system at a specific moment, we can gain a comprehensive understanding of the hierarchical organization and functional dynamics of biological processes.</text:span></text:p>
      <text:p text:style-name="P14"/>
      <text:p text:style-name="P13">### Bulk proteomics</text:p>
      <text:p text:style-name="P9"><text:span text:style-name="T8">Higher organisms are composed of specialized cells organized into tissues, such as skin, muscle, and blood. Each tissue consists of cells with specific functions, resulting in variations in protein expression. Bulk proteomics is a technique used to analyze the protein composition of a tissue sample, which contains all types of cells present in that particular tissue. This approach finds valuable applications </text:span><text:span text:style-name="T11">for instance </text:span><text:span text:style-name="T8">in oncology, where it can provide insights into the protein profile </text:span><text:soft-page-break/><text:span text:style-name="T8">of a tumor. By studying oncogenic biomarkers and expression patterns, this knowledge can contribute to the development of screening methods and the customization of treatments based on observed expression patterns. Additionally, bulk proteomics can aid in identifying the progression of tumor development \citep{Kwon2021}. </text:span><text:span text:style-name="T10">Bulk analysis expression profiles provide scientists with an average protein abundance across all cells in a sample, offering a comprehensive view of protein expression. Additionally, compared to single-cell methods, bulk samples typically contain a greater number of proteins. In fact </text:span><text:span text:style-name="T11">the expanded </text:span><text:span text:style-name="T10">library can be used to validate the performance of single-cell type and single-cell proteomics </text:span><text:span text:style-name="T11">methods and bioinformatics </text:span><text:span text:style-name="T10">pipeline </text:span><text:span text:style-name="T11">\citep{Schoof2021}</text:span><text:span text:style-name="T10">. However, in this type of analysis, the precise properties of individual cell types can only be inferred and remain obscured.</text:span></text:p>
      <text:p text:style-name="P8"/>
      <text:p text:style-name="P13">### <text:span text:style-name="T9">Single-cell type</text:span></text:p>
      <text:p text:style-name="P16">Taking tissue samples can lead to an averaging effect across the entire cellular ensemble, making it difficult to discern specific cell types. To overcome this limitation, cell sorting techniques such as fluorescence-activated cell sorting (FACS), magnetic-activated cell sorting (MACS), and buoyancy-activated cell sorting (BACS) are employed \citep{Liou2015}. These techniques rely on the detection of surface proteins on cells and the specific binding of antibodies to these proteins. Antibodies, typically derived from the immune system of other species, bind to antigens in a lock-and-key manner. Antibodies are widely used in molecular biology and find applications in cell isolation. Depending on the desired application, the antibodies can be labeled with fluorescent markers (FACS), magnetic beads (MACS), or biotin (BACS). These methods have varying technical requirements, with flow cytometers being the most complex and costly. In MACS, magnetic beads are used to isolate cells from a solution by utilizing a magnet. However, mechanical forces involved in MACS can potentially damage the cells. BACS, a method developed in 2015, employs microbubbles to carry the antibodies for cellular isolation. <text:span text:style-name="T12">The method showed improvements compared to MACS in regards of viability after sorting. </text:span></text:p>
      <text:p text:style-name="P16">It is important to note that FACS is considered the gold standard for validating the effectiveness of MACS and BACS due to its high purity and yield. FACS was used in the validation of these two methods \citep{Liou2015, Sutermaster2019}. Single-cell type proteomics reflects the protein ensemble of a specific cell type at a particular time, providing a focused perspective on the studied field compared to bulk methods <text:span text:style-name="T13">\citep{Maes2020}</text:span>.</text:p>
      <text:p text:style-name="P16"/>
      <text:p text:style-name="P17"><text:span text:style-name="T8">### Single-cell proteomics</text:span></text:p>
      <text:p text:style-name="P17">Cell sorting techniques primarily rely on extracellular proteins to identify and separate different cell types. However, the intracellular content of cells can still exhibit variability in <text:span text:style-name="T16">experiments</text:span>. Single-cell proteomics (SCP) addresses this limitation by providing a snapshot of the underlying processes within an individual cell, eliminating this variability and allowing for the elucidation of the underlying principles of cell type behavior, such as differentiation.</text:p>
      <text:p text:style-name="P17">The immune system, for instance, relies on specialized cells for specific functions, and the acquisition of these functions occurs through a process called differentiation. Studying differentiation in multiple cells can be challenging due to the inherent heterogeneity during the initiation of differentiation. By analyzing one cell at a time, stimulating and observing it throughout the differentiation process, researchers can capture the entire process at a single-cell level. However, sample preparation and computational analysis in SCP can be tedious, and statistical testing can be challenging due to low cell counts.</text:p>
      <text:p text:style-name="P20">In 2021, Specht et al. developed the SCoPE2 sample preparation and analysis pipeline, focusing on macrophage-monocyte differentiation experiments <text:span text:style-name="T15">\citep{Specht2021}</text:span>. This pipeline, which reduced labor time, served as a reference model for subsequent projects. SCP provides insights qualitatively and quantitatively, enabling the study of drug responses, infectious diseases, and organism development. Over the past decade, <text:span text:style-name="T16">single cell techniques</text:span> bec<text:span text:style-name="T16">a</text:span>me indispensable tool<text:span text:style-name="T16">s</text:span> for global research communities <text:span text:style-name="T3">\citep{</text:span><text:span text:style-name="T4">Minakshi et al., 2019</text:span><text:span text:style-name="T3">}</text:span>.</text:p>
      <text:p text:style-name="P17"/>
      <text:p text:style-name="P18"><text:soft-page-break/></text:p>
      <text:p text:style-name="P18"/>
      <text:p text:style-name="P18"/>
      <text:p text:style-name="P11"/>
      <text:p text:style-name="P11"/>
      <text:p text:style-name="P11"/>
      <text:p text:style-name="P11"/>
      <text:p text:style-name="P11"/>
      <text:p text:style-name="P11"/>
      <text:p text:style-name="P11">An early approach of qualitative analysis of the cellular proteome involved labeling with fluorescent antibodies and imaging. The major disadvantage of this technique was the limitation to only stain a few proteins per cell. For quantification procedures such as single-cell Western blots, immunoassays or CyTOF have been used. Other disadvantages are the ability to permeate cells, accessibility and binding of the epitope and the creation of specific antibodies for a given protein \citep{Budnik2018}. </text:p>
      <text:p text:style-name="P11"/>
      <text:p text:style-name="P11">One of those techniques involved RNA-sequencing. Since RNA involves also non-coding RNA, the amount of RNA is often not proportional to the content of proteins in a cell. So the proteinaceous content of a cell was only predicted and quantitative analysis was not possible. </text:p>
      <text:p text:style-name="P11"/>
      <text:p text:style-name="P6">## Effectors of the proteome</text:p>
      <text:p text:style-name="P6"/>
      <text:p text:style-name="P6">### External effectors</text:p>
      <text:p text:style-name="P6"/>
      <text:p text:style-name="P5">When pathogens interact with cells of an organism a cascade of biochemical reactions takes place. These reactions influence the outcome of the cellular proteome in regards of localization, abundance, post-translational modifications and more <text:span text:style-name="T2">(Jean Beltran et al., 2017)</text:span>. </text:p>
      <text:p text:style-name="P7"/>
      <text:p text:style-name="P7"/>
      <text:p text:style-name="P7"/>
      <text:p text:style-name="P7"/>
      <text:p text:style-name="P7"/>
      <text:p text:style-name="P7"/>
      <text:p text:style-name="P7"/>
      <text:p text:style-name="P7"/>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3">## Methods for Quantifications</text:p>
      <text:p text:style-name="P1"/>
      <text:p text:style-name="P4">A holistic approach to analyze the expression can be sequencing of RNA (RNAseq) or mass-spectrometry (MS). <text:s/>RNAseq refers to the task of examining the transcriptome of bulk tissue sample <text:s/>with deep-sequencing technologies. RNA in a sample includes mRNAs, non-coding RNAs, and small RNAs. One of the main disadvantages is, that the mapping relies on the knowledge of the DNA sequence of the observed organism (reference genome) <text:span text:style-name="T2">(Wang et al., 2009)</text:span>. Another disadvantage is, that the amount of protein translated from the determined mRNA can only be estimated <text:span text:style-name="T2">(Gygi et al., 1999)</text:span>. However, today these predictions can be done with computational methods such as LASSO and the accuracy of the estimate highly depends on selection and validation of this method <text:span text:style-name="T2">(Magnusson et al., 2022)</text:span>.</text:p>
      <text:p text:style-name="P1"/>
      <text:p text:style-name="P7">When observing the protein ensemble of a cellular environment with a top-down approach <text:s/>like DNAseq or RNAseq, the characteristics (e.g. post-translational modifications or charge) and local concentration of the proteins remain hidden. The cause of this phenomenon is that only a fraction of the DNA is transcribed into mRNA and not all mRNA is further translated into protein. Furthermore multiple proteins can be derived from a single DNA-sequence with alternative splicing and different proteins coming from non related sequences acting like building blocks can form protein complexes and/or Protein-RNA complexes. Cells are highly efficient and do not waste energy by producing obsolete proteins, moreover the degradation of proteins is an important energy recovery mechanism. A bottom-up strategy can elucidate these properties of the protein ensemble at a given time leading to proteomics. Early methods in molecular biology were western blots with the disadvantage of having a-priori knowledge of the analyzed protein and quantitative protein assays like the UV-vis-, Bradford- and/or bicinchoninic-acid-assay measuring the entire protein concentration. When studying impact of an external signal or stressor to a cell the abundance and <text:s text:c="2"/>properties of a protein or protein-ensemble can enlighten the underlying pathway leading to a biological response. Since <text:soft-page-break/>some proteins do not even function before post-translational modifications happen, a knowledge about these can be crucial for further studies. </text:p>
      <text:p text:style-name="P1"/>
      <text:p text:style-name="P1"/>
      <text:p text:style-name="P1"><text:span text:style-name="T1">#</text:span>## Mass Spectrometry</text:p>
      <text:p text:style-name="P1"/>
      <text:p text:style-name="P1">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hese alterations can rely on the sequence level or could be to post-translational modifications (PTMs) such as phosphorylation, methylation or else \citep{Aebersold2003}. </text:p>
      <text:p text:style-name="P1"/>
      <text:p text:style-name="P1"/>
      <text:p text:style-name="P15">Mass spectrometers measure the mass to charge ratio (m/z) of a particle from a fragmented larger molecule. This is achieved by a physical procedure done with a device which is made of three major components: the ion source, an analyzer, and a detector. The ion sources charges molecules and accelerate them through a magnetic field. The analyzer separates particles according to their mass to charge ratio and the detector senses charged particles and amplifies their signal <text:span text:style-name="T2">(Parker et al., 2010)</text:span>. </text:p>
      <text:p text:style-name="P7">MS provides great sensitivity for traces, hence getting an average concentration for all biomolecules in a sample. To identify protein abundance from a single type of cell, cell sorting techniques needed to be improved and applied to MS <text:span text:style-name="T2">(Minakshi et al., 2019)</text:span>. Single-cell proteomics by mass spectrometry (SCoPE-MS) uses a isobaric labeling with a tandem mass tag (TMT) to enhance signal intensity of a protein species. <text:s/>Loading of a single-cell channel (SCC) with the right amount can be balanced to the protein concentration of a single cell, leading to single-cell proteomics <text:span text:style-name="T2">(Ye et al., 2022)</text:span>. </text:p>
      <text:p text:style-name="P1"/>
      <text:p text:style-name="P1"/>
      <text:p text:style-name="P7">MS provides great sensitivity for traces, hence getting an average concentration for all biomolecules in a sample. To identify protein abundance from a single type of cell, cell sorting techniques needed to be improved and applied to MS <text:span text:style-name="T2">(Minakshi et al., 2019)</text:span>. Single-cell proteomics by mass spectrometry (SCoPE-MS) uses a isobaric labeling with a tandem mass tag (TMT) to enhance signal intensity of a protein species. <text:s/>Loading of a single-cell channel (SCC) with the right amount can be balanced to the protein concentration of a single cell, leading to single-cell proteomics <text:span text:style-name="T2">(Ye et al., 2022)</text:span>.</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6-08T16:02:51.572315170</dc:date>
    <meta:editing-duration>P1DT4H56M6S</meta:editing-duration>
    <meta:editing-cycles>18</meta:editing-cycles>
    <meta:generator>LibreOffice/7.3.7.2$Linux_X86_64 LibreOffice_project/30$Build-2</meta:generator>
    <meta:document-statistic meta:table-count="0" meta:image-count="0" meta:object-count="0" meta:page-count="5" meta:paragraph-count="34" meta:word-count="1976" meta:character-count="13679" meta:non-whitespace-character-count="11717"/>
  </office:meta>
</office:document-meta>
</file>